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d5f" officeooo:paragraph-rsid="00177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TIFICA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2:08:25.967000000</meta:creation-date>
    <dc:date>2022-11-14T12:09:08.300000000</dc:date>
    <meta:editing-duration>PT42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